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cd7" officeooo:paragraph-rsid="00175cd7"/>
    </style:style>
    <style:style style:name="P2" style:family="paragraph" style:parent-style-name="Standard">
      <style:text-properties officeooo:rsid="00175cd7" officeooo:paragraph-rsid="00175cd7"/>
    </style:style>
    <style:style style:name="P3" style:family="paragraph" style:parent-style-name="Standard">
      <style:text-properties fo:font-weight="bold" officeooo:rsid="00175cd7" officeooo:paragraph-rsid="00175cd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pen Source Distributed Version Control System</text:p>
      <text:p text:style-name="P3">Why a Version Control System like Git is needed</text:p>
      <text:p text:style-name="P3">Download git</text:p>
      <text:p text:style-name="P3">Create your local Git repository</text:p>
      <text:p text:style-name="P3">Staging and Committing the code</text:p>
      <text:p text:style-name="P3">Git Status and Git Log</text:p>
      <text:p text:style-name="P3">Branches</text:p>
      <text:p text:style-name="P3"><text:tab/>What is a branch?</text:p>
      <text:p text:style-name="P3"><text:tab/>Why are multiple branches needed?</text:p>
      <text:p text:style-name="P3"><text:tab/>Create a New Branch in Local</text:p>
      <text:p text:style-name="P3"><text:tab/>Do Some Commits in the New Branch</text:p>
      <text:p text:style-name="P3">Merging</text:p>
      <text:p text:style-name="P3">The Remote Git Repository</text:p>
      <text:p text:style-name="P3">GitHub</text:p>
      <text:p text:style-name="P3">Git Push</text:p>
      <text:p text:style-name="P3">Git Pull</text:p>
      <text:p text:style-name="P1"><text:span text:style-name="T1">Git</text:span> <text:span text:style-name="T1">Cl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46:59.958821505</meta:creation-date>
    <meta:editing-duration>PT5M1S</meta:editing-duration>
    <meta:editing-cycles>3</meta:editing-cycles>
    <meta:generator>LibreOffice/5.1.6.2$Linux_X86_64 LibreOffice_project/10m0$Build-2</meta:generator>
    <dc:date>2019-02-07T14:52:01.687901655</dc:date>
    <meta:document-statistic meta:table-count="0" meta:image-count="0" meta:object-count="0" meta:page-count="1" meta:paragraph-count="17" meta:word-count="67" meta:character-count="376" meta:non-whitespace-character-count="322"/>
  </office:meta>
</office:document-meta>
</file>